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i formico:</text:p>
      <text:p text:style-name="Standard">2 presentazioni</text:p>
      <text:p text:style-name="Standard">-zucchero <text:s/>per valutare trattamento</text:p>
      <text:p text:style-name="Standard">-valutazione del formico box</text:p>
      <text:p text:style-name="Standard"/>
      <text:p text:style-name="Standard">zucchero:</text:p>
      <text:p text:style-name="Standard">-verifica efficacia trattamento:</text:p>
      <text:p text:style-name="Standard"><text:tab/>-ha senso parlare di % di efficacia?</text:p>
      <text:p text:style-name="Standard"><text:tab/>-qualcosa in + di efficacia</text:p>
      <text:p text:style-name="Standard">-bootstrap su mombasiglio</text:p>
      <text:p text:style-name="Standard">-due casi stagionali</text:p>
      <text:p text:style-name="Standard">-simulazione generale per assenza di covata</text:p>
      <text:p text:style-name="Standard">-simulazione per </text:p>
      <text:p text:style-name="Standard"/>
      <text:p text:style-name="Standard">scrivere a bulacio cagnolo e a tipo di zaragoza</text:p>
      <text:p text:style-name="Standard">formicobox: </text:p>
      <text:p text:style-name="Standard"/>
      <text:p text:style-name="Standard">scadenze: entro 15 settembre rifare zucchero</text:p>
      <text:p text:style-name="Standard">analisi dati: eliminare gli 0 e gli 1</text:p>
      <text:p text:style-name="Standard">rifare calcoli e mandare a giovanni una sintesi dei dati, metterci anche bootstrap?</text:p>
      <text:p text:style-name="Standard"/>
      <text:p text:style-name="Standard">Ossalico: rivedere dati di fissore</text:p>
      <text:p text:style-name="Standard">monitoraggio invernale ossalico con zucchero: in base alla simulazione valutare il numero di casse da utilizz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erto Vesco</meta:initial-creator>
    <meta:creation-date>2012-08-09T16:20:10.33</meta:creation-date>
    <dc:date>2012-08-10T00:28:38.24</dc:date>
    <dc:creator>Umberto Vesco</dc:creator>
    <meta:editing-duration>PT1H29M30S</meta:editing-duration>
    <meta:editing-cycles>7</meta:editing-cycles>
    <meta:generator>LibreOffice/3.4$Win32 LibreOffice_project/340m1$Build-502</meta:generator>
    <meta:document-statistic meta:table-count="0" meta:image-count="0" meta:object-count="0" meta:page-count="1" meta:paragraph-count="19" meta:word-count="100" meta:character-count="672" meta:non-whitespace-character-count="586"/>
  </office:meta>
</office:document-meta>
</file>